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4.09pt"/>
    </style:style>
    <style:style style:name="co2" style:family="table-column">
      <style:table-column-properties fo:break-before="auto" style:column-width="163.11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179.86pt"/>
    </style:style>
    <style:style style:name="co5" style:family="table-column">
      <style:table-column-properties fo:break-before="auto" style:column-width="92.86pt"/>
    </style:style>
    <style:style style:name="co6" style:family="table-column">
      <style:table-column-properties fo:break-before="auto" style:column-width="72.54pt"/>
    </style:style>
    <style:style style:name="co7" style:family="table-column">
      <style:table-column-properties fo:break-before="auto" style:column-width="85.15pt"/>
    </style:style>
    <style:style style:name="co8" style:family="table-column">
      <style:table-column-properties fo:break-before="auto" style:column-width="70.44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6a8759" style:font-name="DejaVu Sans Mono" fo:font-size="12pt" fo:language="none" fo:country="none" style:font-name-asian="DejaVu Sans Mono" style:font-size-asian="12pt" style:language-asian="none" style:country-asian="none" style:font-name-complex="DejaVu Sans Mono" style:font-size-complex="12pt" style:language-complex="none" style:country-complex="none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pt"/>
      <style:text-properties fo:color="#6a8759" style:text-outline="false" style:text-line-through-style="none" style:text-line-through-type="none" style:font-name="DejaVu Sans Mono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12pt" style:language-asian="none" style:country-asian="none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color="#6a8759" style:text-outline="false" style:text-line-through-style="none" style:text-line-through-type="none" style:font-name="DejaVu Sans Mono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12pt" style:language-asian="none" style:country-asian="none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font-name="Arial" style:font-name-asian="DejaVu Sans" style:font-name-complex="Noto Sans Devanagari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topout" table:style-name="ta1">
        <table:shapes>
          <draw:frame draw:z-index="0" draw:style-name="gr1" draw:text-style-name="P1" svg:width="301.49pt" svg:height="360.74pt" svg:x="431.06pt" svg:y="120.84pt">
            <loext:p/>
            <draw:object draw:notify-on-update-of-ranges="stopout.A1:stopout.A9 stopout.E1:stopout.E9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3"/>
        <table:table-column table:style-name="co3" table:number-columns-repeated="3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module_load</text:p>
          </table:table-cell>
          <table:table-cell office:value-type="float" office:value="25" calcext:value-type="float">
            <text:p>25</text:p>
          </table:table-cell>
          <table:table-cell/>
          <table:table-cell table:style-name="ce4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call_another</text:p>
          </table:table-cell>
          <table:table-cell office:value-type="float" office:value="49" calcext:value-type="float">
            <text:p>49</text:p>
          </table:table-cell>
          <table:table-cell/>
          <table:table-cell table:style-name="ce4" office:value-type="float" office:value="47" calcext:value-type="float">
            <text:p>4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kobjects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aram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ops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dev_privat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ynamic_node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" office:value-type="string" calcext:value-type="string">
            <text:p>linked_list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octl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2" calcext:value-type="float">
            <text:p>12</text:p>
          </table:table-cell>
        </table:table-row>
      </table:table>
      <table:table table:name="stages" table:style-name="ta1">
        <table:shapes>
          <draw:frame draw:z-index="0" draw:style-name="gr1" draw:text-style-name="P1" svg:width="482.23pt" svg:height="271.25pt" svg:x="23.95pt" svg:y="158.66pt">
            <loext:p/>
            <draw:object draw:notify-on-update-of-ranges="stages.A8:stages.A11 stages.B8:stages.B11 stages.D8:stages.D11 stages.F8:stages.F11 stages.H8:stages.H11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3" table:number-columns-repeated="11" table:default-cell-style-name="Default"/>
        <table:table-row table:style-name="ro2">
          <table:table-cell/>
          <table:table-cell table:style-name="ce5" office:value-type="string" calcext:value-type="string" table:number-columns-spanned="2" table:number-rows-spanned="1">
            <text:p>module_load</text:p>
          </table:table-cell>
          <table:covered-table-cell/>
          <table:table-cell table:style-name="ce5" office:value-type="string" calcext:value-type="string" table:number-columns-spanned="2" table:number-rows-spanned="1">
            <text:p>call_another</text:p>
          </table:table-cell>
          <table:covered-table-cell/>
          <table:table-cell table:style-name="ce5" office:value-type="string" calcext:value-type="string" table:number-columns-spanned="2" table:number-rows-spanned="1">
            <text:p>kobjects</text:p>
          </table:table-cell>
          <table:covered-table-cell/>
          <table:table-cell table:style-name="ce5" office:value-type="string" calcext:value-type="string" table:number-columns-spanned="2" table:number-rows-spanned="1">
            <text:p>params</text:p>
          </table:table-cell>
          <table:covered-table-cell/>
          <table:table-cell table:style-name="ce5" office:value-type="string" calcext:value-type="string" table:number-columns-spanned="2" table:number-rows-spanned="1">
            <text:p>fops</text:p>
          </table:table-cell>
          <table:covered-table-cell/>
        </table:table-row>
        <table:table-row table:style-name="ro2">
          <table:table-cell office:value-type="string" calcext:value-type="string">
            <text:p>stage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best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11" calcext:value-type="float">
            <text:p>211</text:p>
          </table:table-cell>
          <table:table-cell office:value-type="float" office:value="89" calcext:value-type="float">
            <text:p>89</text:p>
          </table:table-cell>
          <table:table-cell office:value-type="float" office:value="140" calcext:value-type="float">
            <text:p>140</text:p>
          </table:table-cell>
          <table:table-cell office:value-type="float" office:value="69" calcext:value-type="float">
            <text:p>69</text:p>
          </table:table-cell>
          <table:table-cell office:value-type="float" office:value="38" calcext:value-type="float">
            <text:p>38</text:p>
          </table:table-cell>
          <table:table-cell office:value-type="float" office:value="23" calcext:value-type="float">
            <text:p>23</text:p>
          </table:table-cell>
          <table:table-cell table:number-columns-repeated="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50" calcext:value-type="float">
            <text:p>50</text:p>
          </table:table-cell>
          <table:table-cell office:value-type="float" office:value="61" calcext:value-type="float">
            <text:p>61</text:p>
          </table:table-cell>
          <table:table-cell office:value-type="float" office:value="46" calcext:value-type="float">
            <text:p>46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49" calcext:value-type="float">
            <text:p>49</text:p>
          </table:table-cell>
          <table:table-cell office:value-type="float" office:value="61" calcext:value-type="float">
            <text:p>61</text:p>
          </table:table-cell>
          <table:table-cell office:value-type="float" office:value="46" calcext:value-type="float">
            <text:p>46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49" calcext:value-type="float">
            <text:p>49</text:p>
          </table:table-cell>
          <table:table-cell office:value-type="float" office:value="48" calcext:value-type="float">
            <text:p>48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table:number-columns-repeated="4"/>
        </table:table-row>
        <table:table-row table:style-name="ro2">
          <table:table-cell table:number-columns-repeated="1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99" calcext:value-type="float">
            <text:p>99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100" calcext:value-type="float">
            <text:p>100</text:p>
          </table:table-cell>
          <table:table-cell/>
          <table:table-cell office:value-type="float" office:value="96" calcext:value-type="float">
            <text:p>96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53" calcext:value-type="float">
            <text:p>53</text:p>
          </table:table-cell>
          <table:table-cell office:value-type="float" office:value="43" calcext:value-type="float">
            <text:p>43</text:p>
          </table:table-cell>
          <table:table-cell office:value-type="float" office:value="66" calcext:value-type="float">
            <text:p>66</text:p>
          </table:table-cell>
          <table:table-cell office:value-type="float" office:value="72" calcext:value-type="float">
            <text:p>72</text:p>
          </table:table-cell>
          <table:table-cell office:value-type="float" office:value="87" calcext:value-type="float">
            <text:p>87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88" calcext:value-type="float">
            <text:p>88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52" calcext:value-type="float">
            <text:p>52</text:p>
          </table:table-cell>
          <table:table-cell office:value-type="float" office:value="43" calcext:value-type="float">
            <text:p>43</text:p>
          </table:table-cell>
          <table:table-cell office:value-type="float" office:value="66" calcext:value-type="float">
            <text:p>66</text:p>
          </table:table-cell>
          <table:table-cell office:value-type="float" office:value="72" calcext:value-type="float">
            <text:p>72</text:p>
          </table:table-cell>
          <table:table-cell office:value-type="float" office:value="87" calcext:value-type="float">
            <text:p>87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88" calcext:value-type="float">
            <text:p>88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52" calcext:value-type="float">
            <text:p>52</text:p>
          </table:table-cell>
          <table:table-cell office:value-type="float" office:value="34" calcext:value-type="float">
            <text:p>34</text:p>
          </table:table-cell>
          <table:table-cell office:value-type="float" office:value="64" calcext:value-type="float">
            <text:p>64</text:p>
          </table:table-cell>
          <table:table-cell office:value-type="float" office:value="51" calcext:value-type="float">
            <text:p>51</text:p>
          </table:table-cell>
          <table:table-cell office:value-type="float" office:value="82" calcext:value-type="float">
            <text:p>82</text:p>
          </table:table-cell>
          <table:table-cell office:value-type="float" office:value="86" calcext:value-type="float">
            <text:p>86</text:p>
          </table:table-cell>
          <table:table-cell/>
          <table:table-cell office:value-type="float" office:value="23" calcext:value-type="float">
            <text:p>23</text:p>
          </table:table-cell>
          <table:table-cell/>
        </table:table-row>
      </table:table>
      <table:table table:name="stopout stages" table:style-name="ta1">
        <table:shapes>
          <draw:frame draw:z-index="0" draw:style-name="gr1" draw:text-style-name="P1" svg:width="681.82pt" svg:height="320pt" svg:x="83.28pt" svg:y="305.69pt">
            <loext:p/>
            <draw:object draw:notify-on-update-of-ranges="'stopout stages'.A13:'stopout stages'.A13 'stopout stages'.B13:'stopout stages'.J13 'stopout stages'.A14:'stopout stages'.A14 'stopout stages'.B14:'stopout stages'.J14 'stopout stages'.A15:'stopout stages'.A15 'stopout stages'.B15:'stopout stages'.J15 'stopout stages'.A16:'stopout stages'.A16 'stopout stages'.B16:'stopout stages'.J16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1" draw:style-name="gr1" draw:text-style-name="P1" svg:width="681.82pt" svg:height="320pt" svg:x="165.83pt" svg:y="599.36pt">
            <loext:p/>
            <draw:object draw:notify-on-update-of-ranges="'stopout stages'.B13:'stopout stages'.J13 'stopout stages'.A17:'stopout stages'.A17 'stopout stages'.B17:'stopout stages'.J17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4" table:default-cell-style-name="Default"/>
        <table:table-column table:style-name="co5" table:number-columns-repeated="2" table:default-cell-style-name="Default"/>
        <table:table-column table:style-name="co3" table:number-columns-repeated="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number-columns-repeated="10" table:default-cell-style-name="Default"/>
        <table:table-row table:style-name="ro2">
          <table:table-cell/>
          <table:table-cell office:value-type="string" calcext:value-type="string">
            <text:p>module_load</text:p>
          </table:table-cell>
          <table:table-cell table:number-columns-repeated="2"/>
          <table:table-cell office:value-type="string" calcext:value-type="string">
            <text:p>call_another</text:p>
          </table:table-cell>
          <table:table-cell table:number-columns-repeated="2"/>
          <table:table-cell office:value-type="string" calcext:value-type="string">
            <text:p>kobjects</text:p>
          </table:table-cell>
          <table:table-cell table:number-columns-repeated="2"/>
          <table:table-cell office:value-type="string" calcext:value-type="string">
            <text:p>params</text:p>
          </table:table-cell>
          <table:table-cell table:number-columns-repeated="2"/>
          <table:table-cell office:value-type="string" calcext:value-type="string">
            <text:p>fops</text:p>
          </table:table-cell>
          <table:table-cell table:number-columns-repeated="2"/>
          <table:table-cell office:value-type="string" calcext:value-type="string">
            <text:p>cdev_private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94" calcext:value-type="float">
            <text:p>94</text:p>
          </table:table-cell>
          <table:table-cell table:formula="of:=100 / [.C$2] * [.B2]" office:value-type="float" office:value="41.4893617021277" calcext:value-type="float">
            <text:p>41.4893617021277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table:formula="of:=100 / [.F$2] * [.E2]" office:value-type="float" office:value="32.8571428571429" calcext:value-type="float">
            <text:p>32.8571428571429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table:formula="of:=100 / [.I$2] * [.H2]" office:value-type="float" office:value="13.0434782608696" calcext:value-type="float">
            <text:p>13.0434782608696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formula="of:=100 / [.L$2] * [.K2]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formula="of:=100 / [.O$2] * [.N2]" office:value-type="float" office:value="5.26315789473684" calcext:value-type="float">
            <text:p>5.2631578947368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formula="of:=100 / [.R$2] * [.Q2]" office:value-type="float" office:value="0" calcext:value-type="float">
            <text:p>0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formula="of:=100 / [.C$2] * [.B3]" office:value-type="float" office:value="1.06382978723404" calcext:value-type="float">
            <text:p>1.06382978723404</text:p>
          </table:table-cell>
          <table:table-cell office:value-type="float" office:value="0" calcext:value-type="float">
            <text:p>0</text:p>
          </table:table-cell>
          <table:table-cell/>
          <table:table-cell table:formula="of:=100 / [.F$2] * [.E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formula="of:=100 / [.I$2] * [.H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formula="of:=100 / [.L$2] * [.K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formula="of:=100 / [.O$2] * [.N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formula="of:=100 / [.R$2] * [.Q3]" office:value-type="float" office:value="0" calcext:value-type="float">
            <text:p>0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formula="of:=100 / [.C$2] * [.B4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100 / [.F$2] * [.E4]" office:value-type="float" office:value="1.42857142857143" calcext:value-type="float">
            <text:p>1.42857142857143</text:p>
          </table:table-cell>
          <table:table-cell office:value-type="float" office:value="1" calcext:value-type="float">
            <text:p>1</text:p>
          </table:table-cell>
          <table:table-cell/>
          <table:table-cell table:formula="of:=100 / [.I$2] * [.H4]" office:value-type="float" office:value="4.34782608695652" calcext:value-type="float">
            <text:p>4.34782608695652</text:p>
          </table:table-cell>
          <table:table-cell office:value-type="float" office:value="0" calcext:value-type="float">
            <text:p>0</text:p>
          </table:table-cell>
          <table:table-cell/>
          <table:table-cell table:formula="of:=100 / [.L$2] * [.K4]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table:formula="of:=100 / [.O$2] * [.N4]" office:value-type="float" office:value="10.5263157894737" calcext:value-type="float">
            <text:p>10.5263157894737</text:p>
          </table:table-cell>
          <table:table-cell office:value-type="float" office:value="0" calcext:value-type="float">
            <text:p>0</text:p>
          </table:table-cell>
          <table:table-cell/>
          <table:table-cell table:formula="of:=100 / [.R$2] * [.Q4]" office:value-type="float" office:value="0" calcext:value-type="float">
            <text:p>0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/>
          <table:table-cell table:formula="of:=100 / [.R$2] * [.Q5]" office:value-type="float" office:value="7.14285714285714" calcext:value-type="float">
            <text:p>7.14285714285714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/>
          <table:table-cell table:formula="of:=100 / [.R$2] * [.Q6]" office:value-type="float" office:value="7.14285714285714" calcext:value-type="float">
            <text:p>7.14285714285714</text:p>
          </table:table-cell>
        </table:table-row>
        <table:table-row table:style-name="ro2" table:number-rows-repeated="6">
          <table:table-cell table:number-columns-repeated="19"/>
        </table:table-row>
        <table:table-row table:style-name="ro2">
          <table:table-cell/>
          <table:table-cell office:value-type="string" calcext:value-type="string">
            <text:p>1. module_load</text:p>
          </table:table-cell>
          <table:table-cell office:value-type="string" calcext:value-type="string">
            <text:p>2. call_another</text:p>
          </table:table-cell>
          <table:table-cell office:value-type="string" calcext:value-type="string">
            <text:p>3. kobjects</text:p>
          </table:table-cell>
          <table:table-cell office:value-type="string" calcext:value-type="string">
            <text:p>4. params</text:p>
          </table:table-cell>
          <table:table-cell office:value-type="string" calcext:value-type="string">
            <text:p>5. fops</text:p>
          </table:table-cell>
          <table:table-cell office:value-type="string" calcext:value-type="string">
            <text:p>6. cdev_private</text:p>
          </table:table-cell>
          <table:table-cell office:value-type="string" calcext:value-type="string">
            <text:p>7. dynamic_node</text:p>
          </table:table-cell>
          <table:table-cell office:value-type="string" calcext:value-type="string">
            <text:p>8. linked_lists</text:p>
          </table:table-cell>
          <table:table-cell office:value-type="string" calcext:value-type="string">
            <text:p>9. ioctl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1. Отправка решения</text:p>
          </table:table-cell>
          <table:table-cell table:formula="of:=[.D2]" office:value-type="float" office:value="41.4893617021277" calcext:value-type="float">
            <text:p>41.4893617021277</text:p>
          </table:table-cell>
          <table:table-cell table:formula="of:=[.G2]" office:value-type="float" office:value="32.8571428571429" calcext:value-type="float">
            <text:p>32.8571428571429</text:p>
          </table:table-cell>
          <table:table-cell table:formula="of:=[.J2]" office:value-type="float" office:value="13.0434782608696" calcext:value-type="float">
            <text:p>13.0434782608696</text:p>
          </table:table-cell>
          <table:table-cell table:formula="of:=[.M2]" office:value-type="float" office:value="5" calcext:value-type="float">
            <text:p>5</text:p>
          </table:table-cell>
          <table:table-cell table:formula="of:=[.P2]" office:value-type="float" office:value="5.26315789473684" calcext:value-type="float">
            <text:p>5.26315789473684</text:p>
          </table:table-cell>
          <table:table-cell table:formula="of:=[.S2]" office:value-type="float" office:value="0" calcext:value-type="float">
            <text:p>0</text:p>
          </table:table-cell>
          <table:table-cell office:value-type="float" office:value="6.6" calcext:value-type="float">
            <text:p>6.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2. Сборка решения</text:p>
          </table:table-cell>
          <table:table-cell table:formula="of:=[.D3]" office:value-type="float" office:value="1.06382978723404" calcext:value-type="float">
            <text:p>1.06382978723404</text:p>
          </table:table-cell>
          <table:table-cell table:formula="of:=[.G3]" office:value-type="float" office:value="0" calcext:value-type="float">
            <text:p>0</text:p>
          </table:table-cell>
          <table:table-cell table:formula="of:=[.J3]" office:value-type="float" office:value="0" calcext:value-type="float">
            <text:p>0</text:p>
          </table:table-cell>
          <table:table-cell table:formula="of:=[.M3]" office:value-type="float" office:value="0" calcext:value-type="float">
            <text:p>0</text:p>
          </table:table-cell>
          <table:table-cell table:formula="of:=[.P3]" office:value-type="float" office:value="0" calcext:value-type="float">
            <text:p>0</text:p>
          </table:table-cell>
          <table:table-cell table:formula="of:=[.S3]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3. Загрузка модуля в ядро</text:p>
          </table:table-cell>
          <table:table-cell table:formula="of:=[.D4]" office:value-type="float" office:value="0" calcext:value-type="float">
            <text:p>0</text:p>
          </table:table-cell>
          <table:table-cell table:formula="of:=[.G4]" office:value-type="float" office:value="1.42857142857143" calcext:value-type="float">
            <text:p>1.42857142857143</text:p>
          </table:table-cell>
          <table:table-cell table:formula="of:=[.J4]" office:value-type="float" office:value="4.34782608695652" calcext:value-type="float">
            <text:p>4.34782608695652</text:p>
          </table:table-cell>
          <table:table-cell table:formula="of:=[.M4]" office:value-type="float" office:value="0" calcext:value-type="float">
            <text:p>0</text:p>
          </table:table-cell>
          <table:table-cell table:formula="of:=[.P4]" office:value-type="float" office:value="10.5263157894737" calcext:value-type="float">
            <text:p>10.5263157894737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4. Выполнение требований задания</text:p>
          </table:table-cell>
          <table:table-cell office:value-type="float" office:value="52" calcext:value-type="float">
            <text:p>52</text:p>
          </table:table-cell>
          <table:table-cell office:value-type="float" office:value="64" calcext:value-type="float">
            <text:p>64</text:p>
          </table:table-cell>
          <table:table-cell office:value-type="float" office:value="82" calcext:value-type="float">
            <text:p>82</text:p>
          </table:table-cell>
          <table:table-cell office:value-type="float" office:value="95" calcext:value-type="float">
            <text:p>95</text:p>
          </table:table-cell>
          <table:table-cell office:value-type="float" office:value="84" calcext:value-type="float">
            <text:p>84</text:p>
          </table:table-cell>
          <table:table-cell office:value-type="float" office:value="86" calcext:value-type="float">
            <text:p>86</text:p>
          </table:table-cell>
          <table:table-cell table:formula="of:=100 - [.H14]" office:value-type="float" office:value="93.4" calcext:value-type="float">
            <text:p>93.4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9"/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Noto Sans Devanagari" style:font-family-complex="'Noto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31">00/00/0000</text:date>, <text:time style:data-style-name="N2" text:time-value="11:33:44.63575191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9T18:26:07.124588088</meta:creation-date>
    <dc:date>2017-12-31T12:09:32.539751706</dc:date>
    <meta:editing-duration>PT4H16M25S</meta:editing-duration>
    <meta:editing-cycles>13</meta:editing-cycles>
    <meta:generator>LibreOffice/5.3.7.2.0$Linux_X86_64 LibreOffice_project/30m0$Build-2</meta:generator>
    <meta:document-statistic meta:table-count="3" meta:cell-count="223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use-zero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gap-width="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0.637cm" svg:height="12.727cm" xlink:href=".." xlink:type="simple" chart:class="chart:bar" chart:style-name="ch1">
        <chart:plot-area chart:style-name="ch2" table:cell-range-address="stopout.A1:stopout.A9 stopout.E1:stopout.E9" chart:data-source-has-labels="column" svg:x="1.223cm" svg:y="0.254cm" svg:width="9.202cm" svg:height="11.238cm">
          <chartooo:coordinate-region svg:x="1.844cm" svg:y="0.453cm" svg:width="8.581cm" svg:height="10.392cm"/>
          <chart:axis chart:dimension="x" chart:name="primary-x" chart:style-name="ch3" chartooo:axis-type="auto">
            <chartooo:date-scale/>
            <chart:title svg:x="4.603cm" svg:y="11.746cm" chart:style-name="ch4">
              <text:p>Номер задания</text:p>
            </chart:title>
            <chart:categories table:cell-range-address="stopout.A1:stopout.A9"/>
          </chart:axis>
          <chart:axis chart:dimension="y" chart:name="primary-y" chart:style-name="ch5">
            <chart:title svg:x="0.451cm" svg:y="8.708cm" chart:style-name="ch6">
              <text:p>Количество прошедших студентов, %</text:p>
            </chart:title>
            <chart:grid chart:style-name="ch7" chart:class="major"/>
          </chart:axis>
          <chart:series chart:style-name="ch8" chart:values-cell-range-address="stopout.E1:stopout.E9" chart:class="chart:bar"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topout.A1:stopout.A9</svg:desc>
                </draw:g>
              </table:table-cell>
              <table:table-cell office:value-type="float" office:value="24">
                <text:p>24</text:p>
                <draw:g>
                  <svg:desc>stopout.E1:stopout.E9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2">
                <text:p>1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7.2.0$Linux_X86_64 LibreOffice_project/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0" chart:maximum="11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dash" draw:stroke-dash="Dashed_20__28_var_29_" svg:stroke-width="0.08cm" svg:stroke-color="#000000" draw:fill-color="#00000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dash" draw:stroke-dash="Ultrafine_20_Dotted_20__28_var_29_" svg:stroke-width="0.08cm" svg:stroke-color="#000000" draw:fill-color="#00000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dash" draw:stroke-dash="Ultrafine_20_Dashed" svg:stroke-width="0.08cm" svg:stroke-color="#000000" draw:fill-color="#00000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7.013cm" svg:height="9.57cm" xlink:href=".." xlink:type="simple" chart:class="chart:line" chart:style-name="ch1">
        <chart:legend chart:legend-position="end" svg:x="12.541cm" svg:y="3.739cm" style:legend-expansion="high" chart:style-name="ch2"/>
        <chart:plot-area chart:style-name="ch3" table:cell-range-address="stages.A8:stages.B11 stages.D8:stages.D11 stages.F8:stages.F11 stages.H8:stages.H11" chart:data-source-has-labels="both" svg:x="1.351cm" svg:y="0.191cm" svg:width="10.85cm" svg:height="8.207cm">
          <chartooo:coordinate-region svg:x="1.972cm" svg:y="0.191cm" svg:width="9.949cm" svg:height="7.56cm"/>
          <chart:axis chart:dimension="x" chart:name="primary-x" chart:style-name="ch4" chartooo:axis-type="auto">
            <chartooo:date-scale/>
            <chart:title svg:x="6.203cm" svg:y="8.589cm" chart:style-name="ch5">
              <text:p>step №</text:p>
            </chart:title>
            <chart:categories table:cell-range-address="stages.A8:stages.A11"/>
          </chart:axis>
          <chart:axis chart:dimension="y" chart:name="primary-y" chart:style-name="ch6">
            <chart:title svg:x="0.451cm" svg:y="6.521cm" chart:style-name="ch7">
              <text:p>number of students passed, %</text:p>
            </chart:title>
            <chart:grid chart:style-name="ch8" chart:class="major"/>
          </chart:axis>
          <chart:series chart:style-name="ch9" chart:values-cell-range-address="stages.B8:stages.B11" loext:label-string="&quot;1. module_load&quot;" chart:class="chart:line">
            <chart:data-point chart:repeated="4"/>
          </chart:series>
          <chart:series chart:style-name="ch10" chart:values-cell-range-address="stages.D8:stages.D11" loext:label-string="&quot;2. call_another&quot;" chart:class="chart:line">
            <chart:data-point chart:repeated="4"/>
          </chart:series>
          <chart:series chart:style-name="ch11" chart:values-cell-range-address="stages.F8:stages.F11" loext:label-string="&quot;3. kobjects&quot;" chart:class="chart:line">
            <chart:data-point chart:repeated="4"/>
          </chart:series>
          <chart:series chart:style-name="ch12" chart:values-cell-range-address="stages.H8:stages.H11" loext:label-string="&quot;4. params&quot;" chart:class="chart:line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. module_load</text:p>
              </table:table-cell>
              <table:table-cell office:value-type="string">
                <text:p>2. call_another</text:p>
              </table:table-cell>
              <table:table-cell office:value-type="string">
                <text:p>3. kobjects</text:p>
              </table:table-cell>
              <table:table-cell office:value-type="string">
                <text:p>4. params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tages.A8:stages.A11</svg:desc>
                </draw:g>
              </table:table-cell>
              <table:table-cell office:value-type="float" office:value="94">
                <text:p>94</text:p>
                <draw:g>
                  <svg:desc>stages.B8:stages.B11</svg:desc>
                </draw:g>
              </table:table-cell>
              <table:table-cell office:value-type="float" office:value="99">
                <text:p>99</text:p>
                <draw:g>
                  <svg:desc>stages.D8:stages.D11</svg:desc>
                </draw:g>
              </table:table-cell>
              <table:table-cell office:value-type="float" office:value="97">
                <text:p>97</text:p>
                <draw:g>
                  <svg:desc>stages.F8:stages.F11</svg:desc>
                </draw:g>
              </table:table-cell>
              <table:table-cell office:value-type="float" office:value="100">
                <text:p>100</text:p>
                <draw:g>
                  <svg:desc>stages.H8:stages.H11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28">
                <text:p>28</text:p>
              </table:table-cell>
              <table:table-cell office:value-type="float" office:value="43">
                <text:p>43</text:p>
              </table:table-cell>
              <table:table-cell office:value-type="float" office:value="72">
                <text:p>72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5">
                <text:p>25</text:p>
              </table:table-cell>
              <table:table-cell office:value-type="float" office:value="43">
                <text:p>43</text:p>
              </table:table-cell>
              <table:table-cell office:value-type="float" office:value="72">
                <text:p>72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23">
                <text:p>23</text:p>
              </table:table-cell>
              <table:table-cell office:value-type="float" office:value="34">
                <text:p>34</text:p>
              </table:table-cell>
              <table:table-cell office:value-type="float" office:value="51">
                <text:p>51</text:p>
              </table:table-cell>
              <table:table-cell office:value-type="float" office:value="86">
                <text:p>8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7.2.0$Linux_X86_64 LibreOffice_project/3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draw:stroke-dash draw:name="Ultrafine_20_Dotted_20__28_var_29_" draw:display-name="Ultrafine Dotted (var)" draw:style="rect" draw:dots1="1" draw:distance="50%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style:rotation-angle="90"/>
      <style:text-properties fo:font-family="'Liberation Serif'" style:font-style-name="Bold" style:font-family-generic="roman" fo:font-size="14pt" fo:font-weight="bold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054cm" svg:height="11.29cm" xlink:href=".." xlink:type="simple" chart:class="chart:line" chart:style-name="ch1">
        <chart:legend svg:x="20.516cm" svg:y="1.657cm" style:legend-expansion="custom" chartooo:width="3.537cm" chartooo:height="7.13cm" style:legend-expansion-aspect-ratio="0.496072931276297" chart:style-name="ch2"/>
        <chart:plot-area chart:style-name="ch3" table:cell-range-address="'stopout stages'.A13:'stopout stages'.J16" chart:data-source-has-labels="both" svg:x="1.05cm" svg:y="0.204cm" svg:width="19.191cm" svg:height="11.031cm">
          <chartooo:coordinate-region svg:x="2.838cm" svg:y="0.403cm" svg:width="17.262cm" svg:height="8.45cm"/>
          <chart:axis chart:dimension="x" chart:name="primary-x" chart:style-name="ch4" chartooo:axis-type="auto">
            <chartooo:date-scale/>
            <chart:categories table:cell-range-address="'stopout stages'.B13:'stopout stages'.J13"/>
            <chart:grid chart:style-name="ch5" chart:class="major"/>
          </chart:axis>
          <chart:axis chart:dimension="x" chart:name="secondary-x" chart:style-name="ch6"/>
          <chart:axis chart:dimension="y" chart:name="primary-y" chart:style-name="ch7">
            <chart:title svg:x="0.858cm" svg:y="9.178cm" chart:style-name="ch8">
              <text:p>Количество выбывших студентов, %</text:p>
            </chart:title>
            <chart:grid chart:style-name="ch5" chart:class="major"/>
          </chart:axis>
          <chart:axis chart:dimension="y" chart:name="secondary-y" chart:style-name="ch6"/>
          <chart:series chart:attached-axis="primary-y" chart:style-name="ch9" chart:values-cell-range-address="'stopout stages'.B14:'stopout stages'.J14" chart:label-cell-address="'stopout stages'.A14:'stopout stages'.A14" chart:class="chart:line">
            <chart:data-point chart:repeated="9"/>
          </chart:series>
          <chart:series chart:attached-axis="primary-y" chart:style-name="ch10" chart:values-cell-range-address="'stopout stages'.B15:'stopout stages'.J15" chart:label-cell-address="'stopout stages'.A15:'stopout stages'.A15" chart:class="chart:line">
            <chart:data-point chart:repeated="9"/>
          </chart:series>
          <chart:series chart:attached-axis="primary-y" chart:style-name="ch11" chart:values-cell-range-address="'stopout stages'.B16:'stopout stages'.J16" chart:label-cell-address="'stopout stages'.A16:'stopout stages'.A16" chart:class="chart:line">
            <chart:data-point chart:repeated="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. module_load</text:p>
                <draw:g>
                  <svg:desc>'stopout stages'.B13:'stopout stages'.J13</svg:desc>
                </draw:g>
              </table:table-cell>
              <table:table-cell office:value-type="string">
                <text:p>2. call_another</text:p>
              </table:table-cell>
              <table:table-cell office:value-type="string">
                <text:p>3. kobjects</text:p>
              </table:table-cell>
              <table:table-cell office:value-type="string">
                <text:p>4. params</text:p>
              </table:table-cell>
              <table:table-cell office:value-type="string">
                <text:p>5. fops</text:p>
              </table:table-cell>
              <table:table-cell office:value-type="string">
                <text:p>6. cdev_private</text:p>
              </table:table-cell>
              <table:table-cell office:value-type="string">
                <text:p>7. dynamic_node</text:p>
              </table:table-cell>
              <table:table-cell office:value-type="string">
                <text:p>8. linked_lists</text:p>
              </table:table-cell>
              <table:table-cell office:value-type="string">
                <text:p>9. ioctl</text:p>
              </table:table-cell>
            </table:table-row>
          </table:table-header-rows>
          <table:table-rows>
            <table:table-row>
              <table:table-cell office:value-type="string">
                <text:p>1. Отправка решения</text:p>
                <draw:g>
                  <svg:desc>'stopout stages'.A14:'stopout stages'.A14</svg:desc>
                </draw:g>
              </table:table-cell>
              <table:table-cell office:value-type="float" office:value="41.4893617021277">
                <text:p>41.4893617021277</text:p>
                <draw:g>
                  <svg:desc>'stopout stages'.B14:'stopout stages'.J14</svg:desc>
                </draw:g>
              </table:table-cell>
              <table:table-cell office:value-type="float" office:value="32.8571428571429">
                <text:p>32.8571428571429</text:p>
              </table:table-cell>
              <table:table-cell office:value-type="float" office:value="13.0434782608696">
                <text:p>13.0434782608696</text:p>
              </table:table-cell>
              <table:table-cell office:value-type="float" office:value="5">
                <text:p>5</text:p>
              </table:table-cell>
              <table:table-cell office:value-type="float" office:value="5.26315789473684">
                <text:p>5.26315789473684</text:p>
              </table:table-cell>
              <table:table-cell office:value-type="float" office:value="0">
                <text:p>0</text:p>
              </table:table-cell>
              <table:table-cell office:value-type="float" office:value="6.6">
                <text:p>6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. Сборка решения</text:p>
                <draw:g>
                  <svg:desc>'stopout stages'.A15:'stopout stages'.A15</svg:desc>
                </draw:g>
              </table:table-cell>
              <table:table-cell office:value-type="float" office:value="1.06382978723404">
                <text:p>1.06382978723404</text:p>
                <draw:g>
                  <svg:desc>'stopout stages'.B15:'stopout stages'.J15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. Загрузка модуля в ядро</text:p>
                <draw:g>
                  <svg:desc>'stopout stages'.A16:'stopout stages'.A16</svg:desc>
                </draw:g>
              </table:table-cell>
              <table:table-cell office:value-type="float" office:value="0">
                <text:p>0</text:p>
                <draw:g>
                  <svg:desc>'stopout stages'.B16:'stopout stages'.J16</svg:desc>
                </draw:g>
              </table:table-cell>
              <table:table-cell office:value-type="float" office:value="1.42857142857143">
                <text:p>1.42857142857143</text:p>
              </table:table-cell>
              <table:table-cell office:value-type="float" office:value="4.34782608695652">
                <text:p>4.34782608695652</text:p>
              </table:table-cell>
              <table:table-cell office:value-type="float" office:value="0">
                <text:p>0</text:p>
              </table:table-cell>
              <table:table-cell office:value-type="float" office:value="10.5263157894737">
                <text:p>10.5263157894737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7.2.0$Linux_X86_64 LibreOffice_project/3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style:rotation-angle="90"/>
      <style:text-properties fo:font-family="'Liberation Serif'" style:font-style-name="Bold" style:font-family-generic="roman" fo:font-size="14pt" fo:font-weight="bold" style:font-size-asian="9pt" style:font-size-complex="9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4.054cm" svg:height="11.29cm" xlink:href=".." xlink:type="simple" chart:class="chart:line" chart:style-name="ch1">
        <chart:title svg:x="7.631cm" svg:y="0.361cm" chart:style-name="ch2">
          <text:p>Количество студентов, решивших задачу</text:p>
        </chart:title>
        <chart:subtitle svg:x="7.988cm" svg:y="1.365cm" chart:style-name="ch3">
          <text:p>среди студентов, взявшихся за ее решение</text:p>
        </chart:subtitle>
        <chart:plot-area chart:style-name="ch4" table:cell-range-address="'stopout stages'.B13:'stopout stages'.J13 'stopout stages'.A17:'stopout stages'.J17" chart:data-source-has-labels="both" svg:x="1.049cm" svg:y="2.079cm" svg:width="21.662cm" svg:height="9.152cm">
          <chartooo:coordinate-region svg:x="2.837cm" svg:y="2.278cm" svg:width="19.733cm" svg:height="6.571cm"/>
          <chart:axis chart:dimension="x" chart:name="primary-x" chart:style-name="ch5" chartooo:axis-type="auto">
            <chartooo:date-scale/>
            <chart:categories table:cell-range-address="'stopout stages'.B13:'stopout stages'.J13"/>
            <chart:grid chart:style-name="ch6" chart:class="major"/>
          </chart:axis>
          <chart:axis chart:dimension="x" chart:name="secondary-x" chart:style-name="ch7"/>
          <chart:axis chart:dimension="y" chart:name="primary-y" chart:style-name="ch8">
            <chart:title svg:x="0.858cm" svg:y="9.177cm" chart:style-name="ch9">
              <text:p>Количество студентов, %</text:p>
            </chart:title>
            <chart:grid chart:style-name="ch6" chart:class="major"/>
          </chart:axis>
          <chart:axis chart:dimension="y" chart:name="secondary-y" chart:style-name="ch7"/>
          <chart:series chart:attached-axis="primary-y" chart:style-name="ch10" chart:values-cell-range-address="'stopout stages'.B17:'stopout stages'.J17" chart:label-cell-address="'stopout stages'.A17:'stopout stages'.A17" chart:class="chart:line"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. module_load</text:p>
                <draw:g>
                  <svg:desc>'stopout stages'.B13:'stopout stages'.J13</svg:desc>
                </draw:g>
              </table:table-cell>
              <table:table-cell office:value-type="string">
                <text:p>2. call_another</text:p>
              </table:table-cell>
              <table:table-cell office:value-type="string">
                <text:p>3. kobjects</text:p>
              </table:table-cell>
              <table:table-cell office:value-type="string">
                <text:p>4. params</text:p>
              </table:table-cell>
              <table:table-cell office:value-type="string">
                <text:p>5. fops</text:p>
              </table:table-cell>
              <table:table-cell office:value-type="string">
                <text:p>6. cdev_private</text:p>
              </table:table-cell>
              <table:table-cell office:value-type="string">
                <text:p>7. dynamic_node</text:p>
              </table:table-cell>
              <table:table-cell office:value-type="string">
                <text:p>8. linked_lists</text:p>
              </table:table-cell>
              <table:table-cell office:value-type="string">
                <text:p>9. ioctl</text:p>
              </table:table-cell>
            </table:table-row>
          </table:table-header-rows>
          <table:table-rows>
            <table:table-row>
              <table:table-cell office:value-type="string">
                <text:p>4. Выполнение требований задания</text:p>
                <draw:g>
                  <svg:desc>'stopout stages'.A17:'stopout stages'.A17</svg:desc>
                </draw:g>
              </table:table-cell>
              <table:table-cell office:value-type="float" office:value="52">
                <text:p>52</text:p>
                <draw:g>
                  <svg:desc>'stopout stages'.B17:'stopout stages'.J17</svg:desc>
                </draw:g>
              </table:table-cell>
              <table:table-cell office:value-type="float" office:value="64">
                <text:p>64</text:p>
              </table:table-cell>
              <table:table-cell office:value-type="float" office:value="82">
                <text:p>82</text:p>
              </table:table-cell>
              <table:table-cell office:value-type="float" office:value="95">
                <text:p>95</text:p>
              </table:table-cell>
              <table:table-cell office:value-type="float" office:value="84">
                <text:p>84</text:p>
              </table:table-cell>
              <table:table-cell office:value-type="float" office:value="86">
                <text:p>86</text:p>
              </table:table-cell>
              <table:table-cell office:value-type="float" office:value="93.4">
                <text:p>93.4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7.2.0$Linux_X86_64 LibreOffice_project/3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